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E6000002B003FE24E2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-0.243cm" svg:y="-0.168cm" svg:width="20.745cm" svg:height="29.369cm" draw:z-index="0"><draw:image xlink:href="Pictures/10000000000001E6000002B003FE24E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ca </meta:initial-creator>
    <meta:creation-date>2012-03-12T14:10:59</meta:creation-date>
    <meta:printed-by>Rebeca </meta:printed-by>
    <meta:print-date>2012-03-12T14:18:53</meta:print-date>
    <dc:date>2012-03-12T16:06:29</dc:date>
    <dc:creator>Rebeca </dc:creator>
    <meta:editing-duration>PT1H55M31S</meta:editing-duration>
    <meta:editing-cycles>3</meta:editing-cycles>
    <meta:generator>LibreOffice/3.4$Unix LibreOffice_project/340m1$Build-40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